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306cm"/>
    </style:style>
    <style:style style:name="co3" style:family="table-column">
      <style:table-column-properties fo:break-before="auto" style:column-width="7.089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825cm"/>
    </style:style>
    <style:style style:name="co7" style:family="table-column">
      <style:table-column-properties fo:break-before="auto" style:column-width="6.3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asic Ke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UE40D5720</text:p>
          </table:table-cell>
          <table:table-cell table:style-name="ce1" office:value-type="string">
            <text:p>HTD5500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0</text:p>
          </table:table-cell>
          <table:table-cell office:value-type="string">
            <text:p>Keypad 0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</text:p>
          </table:table-cell>
          <table:table-cell office:value-type="string">
            <text:p>Keypad 1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1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12</text:p>
          </table:table-cell>
          <table:table-cell table:number-columns-repeated="1022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2</text:p>
          </table:table-cell>
          <table:table-cell office:value-type="string">
            <text:p>Keypad 2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3</text:p>
          </table:table-cell>
          <table:table-cell office:value-type="string">
            <text:p>Keypad 3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4</text:p>
          </table:table-cell>
          <table:table-cell office:value-type="string">
            <text:p>Keypad 4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5</text:p>
          </table:table-cell>
          <table:table-cell office:value-type="string">
            <text:p>Keypad 5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6</text:p>
          </table:table-cell>
          <table:table-cell office:value-type="string">
            <text:p>Keypad 6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7</text:p>
          </table:table-cell>
          <table:table-cell office:value-type="string">
            <text:p>Keypad 7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8</text:p>
          </table:table-cell>
          <table:table-cell office:value-type="string">
            <text:p>Keypad 8</text:p>
          </table:table-cell>
          <table:table-cell table:number-columns-repeated="1021"/>
        </table:table-row>
        <table:table-row table:style-name="ro1">
          <table:table-cell office:value-type="string">
            <text:p>Keypad</text:p>
          </table:table-cell>
          <table:table-cell office:value-type="string">
            <text:p>KEY_9</text:p>
          </table:table-cell>
          <table:table-cell office:value-type="string">
            <text:p>Keypad 9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CYAN</text:p>
          </table:table-cell>
          <table:table-cell office:value-type="string">
            <text:p>Cyan / C</text:p>
          </table:table-cell>
          <table:table-cell table:number-columns-repeated="1021"/>
        </table:table-row>
        <table:table-row table:style-name="ro1">
          <table:table-cell office:value-type="string">
            <text:p>Menu</text:p>
          </table:table-cell>
          <table:table-cell office:value-type="string">
            <text:p>KEY_EXIT</text:p>
          </table:table-cell>
          <table:table-cell office:value-type="string">
            <text:p>close all menus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GREEN</text:p>
          </table:table-cell>
          <table:table-cell office:value-type="string">
            <text:p>Green / B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LEFT</text:p>
          </table:table-cell>
          <table:table-cell office:value-type="string">
            <text:p>Cursor Left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MENU</text:p>
          </table:table-cell>
          <table:table-cell office:value-type="string">
            <text:p>Open/Close Menu</text:p>
          </table:table-cell>
          <table:table-cell table:number-columns-repeated="1021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</text:p>
          </table:table-cell>
          <table:table-cell table:number-columns-repeated="1022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OFF</text:p>
          </table:table-cell>
          <table:table-cell table:number-columns-repeated="1022"/>
        </table:table-row>
        <table:table-row table:style-name="ro3">
          <table:table-cell office:value-type="string">
            <text:p>Power</text:p>
          </table:table-cell>
          <table:table-cell office:value-type="string">
            <text:p>KEY_POWERON</text:p>
          </table:table-cell>
          <table:table-cell table:number-columns-repeated="1022"/>
        </table:table-row>
        <table:table-row table:style-name="ro2">
          <table:table-cell office:value-type="string">
            <text:p>TTX</text:p>
          </table:table-cell>
          <table:table-cell office:value-type="string">
            <text:p>KEY_RED</text:p>
          </table:table-cell>
          <table:table-cell office:value-type="string">
            <text:p>Red / A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RETURN</text:p>
          </table:table-cell>
          <table:table-cell office:value-type="string">
            <text:p>Return to Previous Menu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RIGHT</text:p>
          </table:table-cell>
          <table:table-cell office:value-type="string">
            <text:p>Cursor Right</text:p>
          </table:table-cell>
          <table:table-cell table:number-columns-repeated="1021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TOOLS</text:p>
          </table:table-cell>
          <table:table-cell office:value-type="string">
            <text:p>„Tools“ Menu</text:p>
          </table:table-cell>
          <table:table-cell table:number-columns-repeated="1021"/>
        </table:table-row>
        <table:table-row table:style-name="ro1">
          <table:table-cell office:value-type="string">
            <text:p>Menu</text:p>
          </table:table-cell>
          <table:table-cell office:value-type="string">
            <text:p>KEY_TOPMENU</text:p>
          </table:table-cell>
          <table:table-cell office:value-type="string">
            <text:p>E-Manual</text:p>
          </table:table-cell>
          <table:table-cell table:number-columns-repeated="1021"/>
        </table:table-row>
        <table:table-row table:style-name="ro3">
          <table:table-cell office:value-type="string">
            <text:p>TTX</text:p>
          </table:table-cell>
          <table:table-cell office:value-type="string">
            <text:p>KEY_TTX_SUBFACE</text:p>
          </table:table-cell>
          <table:table-cell table:number-columns-repeated="1022"/>
        </table:table-row>
        <table:table-row table:style-name="ro2">
          <table:table-cell office:value-type="string">
            <text:p>Menu</text:p>
          </table:table-cell>
          <table:table-cell office:value-type="string">
            <text:p>KEY_UP</text:p>
          </table:table-cell>
          <table:table-cell office:value-type="string">
            <text:p>Cursor Up</text:p>
          </table:table-cell>
          <table:table-cell table:number-columns-repeated="1021"/>
        </table:table-row>
        <table:table-row table:style-name="ro2">
          <table:table-cell office:value-type="string">
            <text:p>TTX</text:p>
          </table:table-cell>
          <table:table-cell office:value-type="string">
            <text:p>KEY_YELLOW</text:p>
          </table:table-cell>
          <table:table-cell office:value-type="string">
            <text:p>Yellow / C</text:p>
          </table:table-cell>
          <table:table-cell table:number-columns-repeated="1021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IN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MOVE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_OUT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1</text:p>
          </table:table-cell>
          <table:table-cell table:number-columns-repeated="1022"/>
        </table:table-row>
        <table:table-row table:style-name="ro3">
          <table:table-cell office:value-type="string">
            <text:p>Zoom</text:p>
          </table:table-cell>
          <table:table-cell office:value-type="string">
            <text:p>KEY_ZOOM2</text:p>
          </table:table-cell>
          <table:table-cell table:number-columns-repeated="1022"/>
        </table:table-row>
        <table:table-row table:style-name="ro3" table:number-rows-repeated="124">
          <table:table-cell table:number-columns-repeated="1024"/>
        </table:table-row>
        <table:table-row table:style-name="ro3">
          <table:table-cell office:value-type="string">
            <text:p>Volume</text:p>
          </table:table-cell>
          <table:table-cell office:value-type="string">
            <text:p>KEY_VOLDOWN</text:p>
          </table:table-cell>
          <table:table-cell table:number-columns-repeated="1022"/>
        </table:table-row>
        <table:table-row table:style-name="ro3">
          <table:table-cell office:value-type="string">
            <text:p>Volume</text:p>
          </table:table-cell>
          <table:table-cell office:value-type="string">
            <text:p>KEY_VOLUP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SVIDEO3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ANTENA</text:p>
          </table:table-cell>
          <table:table-cell office:value-type="string">
            <text:p>Input: terestrial antenna</text:p>
          </table:table-cell>
          <table:table-cell table:number-columns-repeated="1021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AV1</text:p>
          </table:table-cell>
          <table:table-cell office:value-type="string">
            <text:p>switch to input ext.</text:p>
          </table:table-cell>
          <table:table-cell table:number-columns-repeated="1021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AV2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AV3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TV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HDMI2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TV_MODE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COMPONENT1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SVIDEO2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SVIDEO1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COMPONENT2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HDMI4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HDMI3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HDMI</text:p>
          </table:table-cell>
          <table:table-cell office:value-type="string">
            <text:p>switch to HDMI (last used?)</text:p>
          </table:table-cell>
          <table:table-cell table:number-columns-repeated="1021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HDMI1</text:p>
          </table:table-cell>
          <table:table-cell table:number-columns-repeated="1022"/>
        </table:table-row>
        <table:table-row table:style-name="ro3">
          <table:table-cell office:value-type="string">
            <text:p>Source</text:p>
          </table:table-cell>
          <table:table-cell office:value-type="string">
            <text:p>KEY_SOURCE</text:p>
          </table:table-cell>
          <table:table-cell office:value-type="string">
            <text:p>Menu Input Source</text:p>
          </table:table-cell>
          <table:table-cell table:number-columns-repeated="1021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2"/>
          <table:table-cell office:value-type="float" office:value="-0">
            <text:p>0</text:p>
          </table:table-cell>
          <table:table-cell table:number-columns-repeated="1021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STOP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FF_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REWIND_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PLAY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FF</text:p>
          </table:table-cell>
          <table:table-cell table:number-columns-repeated="1022"/>
        </table:table-row>
        <table:table-row table:style-name="ro3">
          <table:table-cell office:value-type="string">
            <text:p>Playback</text:p>
          </table:table-cell>
          <table:table-cell office:value-type="string">
            <text:p>KEY_REWIND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WAP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CAN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ONOFF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CHDOWN</text:p>
          </table:table-cell>
          <table:table-cell table:number-columns-repeated="1022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CHUP</text:p>
          </table:table-cell>
          <table:table-cell office:value-type="string">
            <text:p>message n/a</text:p>
          </table:table-cell>
          <table:table-cell table:number-columns-repeated="1021"/>
        </table:table-row>
        <table:table-row table:style-name="ro3">
          <table:table-cell office:value-type="string">
            <text:p>PIP</text:p>
          </table:table-cell>
          <table:table-cell office:value-type="string">
            <text:p>KEY_PIP_SIZE</text:p>
          </table:table-cell>
          <table:table-cell table:number-columns-repeated="102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KEY_CHUP</text:p>
          </table:table-cell>
          <table:table-cell table:number-columns-repeated="102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KEY_FAVCH</text:p>
          </table:table-cell>
          <table:table-cell table:number-columns-repeated="102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KEY_CHDOWN</text:p>
          </table:table-cell>
          <table:table-cell table:number-columns-repeated="102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KEY_CH_LIST</text:p>
          </table:table-cell>
          <table:table-cell table:number-columns-repeated="1022"/>
        </table:table-row>
        <table:table-row table:style-name="ro3">
          <table:table-cell office:value-type="string">
            <text:p>Channel</text:p>
          </table:table-cell>
          <table:table-cell office:value-type="string">
            <text:p>KEY_PRECH</text:p>
          </table:table-cell>
          <table:table-cell table:number-columns-repeated="1022"/>
        </table:table-row>
      </table:table>
      <table:table table:name="ARC, EXT, PANNEL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>
            <text:p>Categor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UE40D5720</text:p>
          </table:table-cell>
          <table:table-cell table:style-name="ce2" office:value-type="string">
            <text:p>HTD5500</text:p>
          </table:table-cell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CABL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LNA_OFF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ON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USBJACK_INSPEC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RESE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SOURCE_CHAN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SMALL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_FORCE_AGING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LNA_ON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OFF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ENG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CH_CHAN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AIR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JACK_IDEN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EFT_BOTTOM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WID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YNET_MODE_OK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RIGHT_TOP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TENNA_SATELLIT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RIGHT_BOTTOM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DOUBL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UTOCOLOR_FAIL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ARGE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UTOCOLOR_SUCCESS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PIP_LEFT_TOP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ANYNET_AUTO_START</text:p>
          </table:table-cell>
          <table:table-cell table:number-columns-repeated="2"/>
        </table:table-row>
        <table:table-row table:style-name="ro3">
          <table:table-cell office:value-type="string">
            <text:p>ARC</text:p>
          </table:table-cell>
          <table:table-cell office:value-type="string">
            <text:p>KEY_AUTO_ARC_CAPTION_KOR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1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5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4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8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9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3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2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3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0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1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6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7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4</text:p>
          </table:table-cell>
          <table:table-cell table:number-columns-repeated="2"/>
        </table:table-row>
        <table:table-row table:style-name="ro3">
          <table:table-cell office:value-type="string">
            <text:p>EXT</text:p>
          </table:table-cell>
          <table:table-cell office:value-type="string">
            <text:p>KEY_EXT25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ENT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LEFT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MENU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DOWN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DOW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VOL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CHUP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SOURCE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PANNEL_POWER</text:p>
          </table:table-cell>
          <table:table-cell table:number-columns-repeated="2"/>
        </table:table-row>
        <table:table-row table:style-name="ro1">
          <table:table-cell office:value-type="string">
            <text:p>Pannel</text:p>
          </table:table-cell>
          <table:table-cell office:value-type="string">
            <text:p>KEY_WHEEL_RIGHT</text:p>
          </table:table-cell>
          <table:table-cell table:number-columns-repeated="2"/>
        </table:table-row>
        <table:table-row table:style-name="ro3" table:number-rows-repeated="1048496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Tabelle3" table:style-name="ta1"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2" office:value-type="string">
            <text:p>Categor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UE40D5720</text:p>
          </table:table-cell>
          <table:table-cell table:style-name="ce2" office:value-type="string">
            <text:p>HTD5500</text:p>
          </table:table-cell>
        </table:table-row>
        <table:table-row table:style-name="ro3">
          <table:table-cell/>
          <table:table-cell office:value-type="string">
            <text:p>KEY_FACTORY</text:p>
          </table:table-cell>
          <table:table-cell office:value-type="string">
            <text:p>message n/a -- admin key</text:p>
          </table:table-cell>
          <table:table-cell/>
        </table:table-row>
        <table:table-row table:style-name="ro2">
          <table:table-cell/>
          <table:table-cell office:value-type="string">
            <text:p>KEY_PLUS100</text:p>
          </table:table-cell>
          <table:table-cell office:value-type="string">
            <text:p>message n/a</text:p>
          </table:table-cell>
          <table:table-cell/>
        </table:table-row>
        <table:table-row table:style-name="ro3">
          <table:table-cell/>
          <table:table-cell office:value-type="string">
            <text:p>KEY_DVD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UTE</text:p>
          </table:table-cell>
          <table:table-cell office:value-type="string">
            <text:p>mute sound</text:p>
          </table:table-cell>
          <table:table-cell/>
        </table:table-row>
        <table:table-row table:style-name="ro3">
          <table:table-cell/>
          <table:table-cell office:value-type="string">
            <text:p>KEY_QUICK_RE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S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SAVING</text:p>
          </table:table-cell>
          <table:table-cell office:value-type="string">
            <text:p>switch energy saving</text:p>
          </table:table-cell>
          <table:table-cell/>
        </table:table-row>
        <table:table-row table:style-name="ro3">
          <table:table-cell/>
          <table:table-cell office:value-type="string">
            <text:p>KEY_DOW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BOOKMAR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_SIGNAL</text:p>
          </table:table-cell>
          <table:table-cell office:value-type="string">
            <text:p>message n/a</text:p>
          </table:table-cell>
          <table:table-cell/>
        </table:table-row>
        <table:table-row table:style-name="ro3">
          <table:table-cell/>
          <table:table-cell office:value-type="string">
            <text:p>KEY_SLEEP</text:p>
          </table:table-cell>
          <table:table-cell office:value-type="string">
            <text:p>switch sleep timer</text:p>
          </table:table-cell>
          <table:table-cell/>
        </table:table-row>
        <table:table-row table:style-name="ro3">
          <table:table-cell/>
          <table:table-cell office:value-type="string">
            <text:p>KEY_DVR_MENU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MODE</text:p>
          </table:table-cell>
          <table:table-cell office:value-type="string">
            <text:p>switch picture mode</text:p>
          </table:table-cell>
          <table:table-cell/>
        </table:table-row>
        <table:table-row table:style-name="ro3">
          <table:table-cell/>
          <table:table-cell office:value-type="string">
            <text:p>KEY_HEL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LLER_I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EFF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TB_MODE</text:p>
          </table:table-cell>
          <table:table-cell office:value-type="string">
            <text:p>display \stb mode\""</text:p>
          </table:table-cell>
          <table:table-cell/>
        </table:table-row>
        <table:table-row table:style-name="ro3">
          <table:table-cell/>
          <table:table-cell office:value-type="string">
            <text:p>KEY_MI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OPE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OVIE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16_9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W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UB_TIT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Ie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/>
          <table:table-cell office:value-type="string">
            <text:p>KEY_DOO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AUS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SERVED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NT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D_INPU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NF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ANORAM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OR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TURBO</text:p>
          </table:table-cell>
          <table:table-cell office:value-type="string">
            <text:p>msg \app not installed\"" - examine further"</text:p>
          </table:table-cell>
          <table:table-cell/>
        </table:table-row>
        <table:table-row table:style-name="ro3">
          <table:table-cell/>
          <table:table-cell office:value-type="string">
            <text:p>KEY_RSS</text:p>
          </table:table-cell>
          <table:table-cell office:value-type="string">
            <text:p>Start SmartHUB</text:p>
          </table:table-cell>
          <table:table-cell/>
        </table:table-row>
        <table:table-row table:style-name="ro3">
          <table:table-cell/>
          <table:table-cell office:value-type="string">
            <text:p>KEY_BACK_MHP</text:p>
          </table:table-cell>
          <table:table-cell office:value-type="float" office:value="-0">
            <text:p>0</text:p>
          </table:table-cell>
          <table:table-cell/>
        </table:table-row>
        <table:table-row table:style-name="ro3">
          <table:table-cell/>
          <table:table-cell office:value-type="string">
            <text:p>KEY_VCHI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YNE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TTX_MIX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TENT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ENTERTAINME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ROGRA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LT_MH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LIN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NSTANT_RE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ETUP_CLOCK_TIME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VERGENC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LIV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HO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SS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TS</text:p>
          </table:table-cell>
          <table:table-cell office:value-type="string">
            <text:p>switch audio mode (mono/stereo/dualI/dualII)</text:p>
          </table:table-cell>
          <table:table-cell/>
        </table:table-row>
        <table:table-row table:style-name="ro3">
          <table:table-cell/>
          <table:table-cell office:value-type="string">
            <text:p>KEY_SOUND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GUI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3SPE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ICTURE_SIZ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P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PP_LIS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ATV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ONVERT_AUDIO_MAINSUB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NINE_SEPERAT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ERPECT_FOCU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MA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EVICE_CONN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RIN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PC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TV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AGIC_CHANNE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GA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YNAMI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VCR_MOD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USTO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ISC_MENU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LOCK_DISPLAY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DC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R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CLEA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UTO_PROGRAM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TANDAR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EPEA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NE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DDDEL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ID_SETUP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YVIEW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RSURF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V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NG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CA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SPEC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DVR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MAGIC_BRIGH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STILL_PICTUR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FM_RADI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AUTO_FORMA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KEY_4_3</text:p>
          </table:table-cell>
          <table:table-cell table:number-columns-repeated="2"/>
        </table:table-row>
        <table:table-row table:style-name="ro3" table:number-rows-repeated="1048477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'Basic Keys'.A1:'Basic Keys'.D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5T17:10:23</dc:date>
    <dc:creator>David Poisl</dc:creator>
    <meta:generator>LibreOffice/3.5$Linux_x86 LibreOffice_project/350m1$Build-2</meta:generator>
    <meta:editing-duration>P0D</meta:editing-duration>
    <meta:editing-cycles>1</meta:editing-cycles>
    <meta:document-statistic meta:table-count="3" meta:cell-count="444" meta:object-count="0"/>
  </office:meta>
</office:document-meta>
</file>